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FF54F85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Painted_20_White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86cm" fo:min-width="3.03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217cm" fo:min-width="3.248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ff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3.217cm" fo:min-width="2.967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0.45cm" fo:min-width="3.7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5cm" fo:min-width="2.3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525cm" fo:min-width="4.625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625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0.5cm" fo:min-width="3.62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6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7" style:family="paragraph">
      <style:paragraph-properties fo:text-align="center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8" style:family="paragraph">
      <loext:graphic-properties draw:fill-color="#dddddd"/>
      <style:paragraph-properties fo:text-align="center" style:writing-mode="lr-tb"/>
      <style:text-properties fo:font-size="10pt" fo:font-style="italic" fo:font-weight="bold" style:font-size-asian="10pt" style:font-style-asian="italic" style:font-size-complex="10pt" style:font-style-complex="italic"/>
    </style:style>
    <style:style style:name="P9" style:family="paragraph">
      <style:paragraph-properties fo:text-align="center" style:writing-mode="lr-tb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loext:graphic-properties draw:fill-color="#dddddd"/>
      <style:paragraph-properties fo:text-align="center" style:writing-mode="lr-tb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color="#c9211e" loext:opacity="100%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fo:background-color="#ffff00" style:font-size-asian="11pt" style:font-weight-asian="bold" style:font-size-complex="11pt" style:font-weight-complex="bold"/>
    </style:style>
    <style:style style:name="T5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italic" fo:font-weight="bold" style:font-size-asian="10pt" style:font-style-asian="italic" style:font-size-complex="10pt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bold" style:letter-kerning="true" style:font-name-asian="Noto Sans CJK SC" style:font-size-asian="10pt" style:font-style-asian="italic" style:font-weight-asian="bold" style:font-name-complex="Lohit Devanagari" style:font-size-complex="1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chéma v2 (simplification v1)" draw:style-name="dp1" draw:master-page-name="Standard">
        <draw:frame draw:style-name="gr1" draw:text-style-name="P2" draw:layer="layout" svg:width="2cm" svg:height="0.962cm" svg:x="1cm" svg:y="1cm">
          <draw:text-box>
            <text:p text:style-name="P1"><text:span text:style-name="T1">V2</text:span></text:p>
          </draw:text-box>
        </draw:frame>
        <draw:custom-shape draw:style-name="gr2" draw:text-style-name="P3" xml:id="id2" draw:id="id2" draw:layer="layout" svg:width="5cm" svg:height="5cm" svg:x="12.975cm" svg:y="14.326cm">
          <text:p text:style-name="P3"><text:span text:style-name="T2">LED clignotant doucement</text:span><text:span text:style-name="T3">, bouton en attente d’événement.</text:span></text:p>
          <text:p text:style-name="P3"><text:span text:style-name="T4">Relais OFF</text:span></text:p>
          <text:p text:style-name="P3"><text:span text:style-name="T3"/></text:p>
          <text:p text:style-name="P3"><text:span text:style-name="T3">ÉTAT : </text:span><text:span text:style-name="T5">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5.3cm" svg:height="4.901cm" svg:x="8.125cm" svg:y="7.825cm">
          <text:p text:style-name="P3"><text:span text:style-name="T2">LED allumée, minuteur <text:s/>enclenché</text:span></text:p>
          <text:p text:style-name="P3"><text:span text:style-name="T4">Relais ON</text:span></text:p>
          <text:p text:style-name="P3"><text:span text:style-name="T3"/></text:p>
          <text:p text:style-name="P3"><text:span text:style-name="T3">ÉTAT :</text:span></text:p>
          <text:p text:style-name="P3"><text:span text:style-name="T5">ALLU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4cm" svg:y1="14.5cm" svg:x2="12.375cm" svg:y2="12.325cm">
          <text:p/>
        </draw:line>
        <draw:custom-shape draw:style-name="gr5" draw:text-style-name="P3" xml:id="id3" draw:id="id3" draw:layer="layout" svg:width="4.901cm" svg:height="4.901cm" svg:x="13.025cm" svg:y="1.675cm">
          <text:p text:style-name="P3"><text:span text:style-name="T2">LED clignotant rapidement</text:span></text:p>
          <text:p text:style-name="P3"><text:span text:style-name="T4">Relais ON</text:span></text:p>
          <text:p text:style-name="P3"><text:span text:style-name="T3"/></text:p>
          <text:p text:style-name="P3"><text:span text:style-name="T3">ÉTAT :</text:span></text:p>
          <text:p text:style-name="P3"><text:span text:style-name="T5">ALLUME_VERS_REP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25cm" svg:height="0.7cm" svg:x="11.25cm" svg:y="13.3cm">
          <text:p text:style-name="P5"><text:span text:style-name="T6">Clique </text:span><text:span text:style-name="T7">ou</text:span><text:span text:style-name="T6"> clique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draw:type="curve" svg:x1="8.125cm" svg:y1="10.276cm" svg:x2="12.975cm" svg:y2="16.826cm" draw:start-shape="id1" draw:start-glue-point="6" draw:end-shape="id2" draw:end-glue-point="6" svg:d="M8125 10276c-751 0-3176 6550 4850 6550" svg:viewBox="0 0 5785 6551">
          <text:p/>
        </draw:connector>
        <draw:custom-shape draw:style-name="gr8" draw:text-style-name="P8" draw:layer="layout" svg:width="2.8cm" svg:height="0.75cm" svg:x="6.75cm" svg:y="15cm">
          <text:p text:style-name="P7"><text:span text:style-name="T8">Clique lo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4" draw:layer="layout" draw:type="curve" svg:x1="10.775cm" svg:y1="7.825cm" svg:x2="13.025cm" svg:y2="4.126cm" draw:start-shape="id1" draw:start-glue-point="4" draw:end-shape="id3" draw:end-glue-point="6" svg:d="M10775 7825c0-2466 750-3699 2250-3699" svg:viewBox="0 0 2251 3700">
          <text:p/>
        </draw:connector>
        <draw:custom-shape draw:style-name="gr10" draw:text-style-name="P8" draw:layer="layout" svg:width="5.125cm" svg:height="0.775cm" svg:x="7.5cm" svg:y="6cm">
          <text:p text:style-name="P7"><text:span text:style-name="T7">Si </text:span><text:span text:style-name="T8">temps presque écoul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17.209cm" svg:y1="5.859cm" svg:x2="13.425cm" svg:y2="10.276cm" draw:start-shape="id3" draw:start-glue-point="9" draw:end-shape="id1" draw:end-glue-point="10" svg:d="M17209 5859c0 2945-1261 4417-3784 4417" svg:viewBox="0 0 3785 4418">
          <text:p/>
        </draw:connector>
        <draw:custom-shape draw:style-name="gr12" draw:text-style-name="P10" xml:id="id4" draw:id="id4" draw:layer="layout" svg:width="4.125cm" svg:height="1cm" svg:x="14.625cm" svg:y="8.25cm">
          <text:p text:style-name="P9"><text:span text:style-name="T6">Clique</text:span></text:p>
          <text:p text:style-name="P9"><text:span text:style-name="T7">= rappel, reset tem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4" draw:layer="layout" draw:type="curve" draw:line-skew="2.443cm" svg:x1="17.926cm" svg:y1="4.126cm" svg:x2="17.975cm" svg:y2="16.826cm" draw:start-shape="id3" draw:start-glue-point="10" draw:end-shape="id2" svg:d="M17926 4126c4491 0 4466 12700 49 12700" svg:viewBox="0 0 3366 12701">
          <text:p/>
        </draw:connector>
        <draw:custom-shape draw:style-name="gr14" draw:text-style-name="P8" draw:layer="layout" svg:width="4.125cm" svg:height="0.75cm" svg:x="19.125cm" svg:y="12.25cm">
          <text:p text:style-name="P7"><text:span text:style-name="T9">Si </text:span><text:span text:style-name="T10">temps</text:span><text:span text:style-name="T6"> écoul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curve" svg:x1="12.649cm" svg:y1="8.542cm" svg:x2="16.687cm" svg:y2="8.25cm" draw:start-shape="id1" draw:start-glue-point="11" draw:end-shape="id4" draw:end-glue-point="0" svg:d="M12649 8542c0-1828 4038-1682 4038-292" svg:viewBox="0 0 4039 13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9:08:42.011571140</meta:creation-date>
    <dc:date>2025-04-12T14:57:47.211092880</dc:date>
    <meta:editing-duration>P4DT8H46M44S</meta:editing-duration>
    <meta:editing-cycles>37</meta:editing-cycles>
    <meta:generator>LibreOffice/24.2.7.2$Linux_X86_64 LibreOffice_project/420$Build-2</meta:generator>
    <meta:document-statistic meta:object-count="15"/>
  </office:meta>
</office:document-meta>
</file>